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H8"/>
    </style:style>
    <style:style style:name="ce4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H8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H8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H8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8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7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6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454" table:number-columns-spanned="2" table:number-rows-spanned="1"/>
          <table:covered-table-cell table:style-name="ce460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455" table:number-columns-spanned="2" table:number-rows-spanned="1"/>
          <table:covered-table-cell table:style-name="ce461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55" table:number-columns-spanned="2" table:number-rows-spanned="1"/>
          <table:covered-table-cell table:style-name="ce655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J8:'RTS-Template'.AM8 'RTS-Template'.B8:'RTS-Template'.K9 'RTS-Template'.AJ9:'RTS-Template'.AO9 'RTS-Template'.AO8:'RTS-Template'.AO8 'RTS-Template'.AR8:'RTS-Template'.AY9 'RTS-Template'.AC8:'RTS-Template'.AG8 'RTS-Template'.P9:'RTS-Template'.AG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AH8:'RTS-Template'.AI9">
            <calcext:condition calcext:apply-style-name="ConditionalStyle_1" calcext:value="!=&quot;&quot;" calcext:base-cell-address="'RTS-Template'.AH8"/>
          </calcext:conditional-format>
        </calcext:conditional-formats>
      </table:table>
      <table:table table:name="Task-Requirements" table:style-name="ta2">
        <table:table-column table:style-name="co5" table:default-cell-style-name="ce663"/>
        <table:table-column table:style-name="co6" table:default-cell-style-name="ce663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3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5" office:value-type="string" calcext:value-type="string">
            <text:p>Δt<text:span text:style-name="T1">exec</text:span></text:p>
          </table:table-cell>
          <table:table-cell table:style-name="ce668"/>
          <table:table-cell table:style-name="ce66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5" calcext:value-type="float">
            <text:p>5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5" calcext:value-type="float">
            <text:p>15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3" calcext:value-type="float">
            <text:p>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0" calcext:value-type="float">
            <text:p>10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" calcext:value-type="float">
            <text:p>1</text:p>
          </table:table-cell>
          <table:table-cell table:style-name="ce66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7" calcext:value-type="float">
            <text:p>7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3" calcext:value-type="float">
            <text:p>2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.00.0000</text:date>, <text:time style:data-style-name="N2" text:time-value="15:10:04.1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7-08T11:44:13.315000000</dc:date>
    <meta:editing-cycles>31</meta:editing-cycles>
    <meta:editing-duration>P2DT22H44M41S</meta:editing-duration>
    <meta:generator>LibreOffice/5.4.6.2$Windows_X86_64 LibreOffice_project/4014ce260a04f1026ba855d3b8d91541c224eab8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2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